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Arial, Helvetica, sans-serif"/>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168253" loext:opacity="100%" style:font-name="Lohit Devanagari1" fo:font-size="16pt" fo:font-weight="bold" officeooo:rsid="00028fe2" officeooo:paragraph-rsid="00028fe2" style:font-size-asian="16pt" style:font-weight-asian="bold" style:font-size-complex="16pt" style:font-weight-complex="bold"/>
    </style:style>
    <style:style style:name="P2" style:family="paragraph" style:parent-style-name="List_20_Heading">
      <style:text-properties fo:font-variant="normal" fo:text-transform="none" fo:color="#4e4e4e" loext:opacity="100%" style:font-name="DejaVu Sans" fo:font-size="9pt" fo:letter-spacing="normal" fo:font-style="normal" fo:font-weight="bold" officeooo:rsid="00028fe2" officeooo:paragraph-rsid="0007eb24" style:font-size-asian="10.5pt" style:font-weight-asian="bold" style:font-size-complex="12pt" style:font-weight-complex="bold"/>
    </style:style>
    <style:style style:name="P3" style:family="paragraph" style:parent-style-name="List_20_Contents">
      <style:paragraph-properties fo:margin-left="1cm" fo:margin-right="0cm" fo:margin-top="0.132cm" fo:margin-bottom="0.265cm" style:contextual-spacing="false" fo:orphans="2" fo:widows="2" fo:text-indent="0cm" style:auto-text-indent="false"/>
      <style:text-properties fo:color="#168253" loext:opacity="100%" style:font-name="Lohit Devanagari1" fo:font-weight="bold" officeooo:rsid="00028fe2" style:font-weight-asian="bold" style:font-weight-complex="bold"/>
    </style:style>
    <style:style style:name="P4" style:family="paragraph" style:parent-style-name="Standard">
      <style:text-properties fo:color="#168253" loext:opacity="100%" style:font-name="Lohit Devanagari1" fo:font-size="12pt" fo:font-weight="bold" officeooo:rsid="00028fe2" officeooo:paragraph-rsid="00028fe2" style:font-size-asian="10.5pt" style:font-weight-asian="bold" style:font-size-complex="12pt" style:font-weight-complex="bold"/>
    </style:style>
    <style:style style:name="P5" style:family="paragraph" style:parent-style-name="Standard">
      <style:text-properties fo:color="#333333" loext:opacity="100%" style:font-name="Lohit Devanagari1" fo:font-size="12pt" fo:font-weight="normal" officeooo:rsid="0003a965" officeooo:paragraph-rsid="0003a965" style:font-size-asian="10.5pt" style:font-weight-asian="normal" style:font-size-complex="12pt" style:font-weight-complex="normal"/>
    </style:style>
    <style:style style:name="P6" style:family="paragraph" style:parent-style-name="Standard">
      <style:text-properties fo:color="#333333" loext:opacity="100%" style:font-name="Lohit Devanagari1" fo:font-size="12pt" fo:font-weight="normal" officeooo:rsid="00058a88" officeooo:paragraph-rsid="00058a88" style:font-size-asian="10.5pt" style:font-weight-asian="normal" style:font-size-complex="12pt" style:font-weight-complex="normal"/>
    </style:style>
    <style:style style:name="P7" style:family="paragraph" style:parent-style-name="Standard">
      <style:text-properties fo:color="#333333" loext:opacity="100%" style:font-name="Lohit Devanagari1" fo:font-size="12pt" fo:font-weight="normal" officeooo:rsid="00058a88" officeooo:paragraph-rsid="00072ac9" style:font-size-asian="10.5pt" style:font-weight-asian="normal" style:font-size-complex="12pt" style:font-weight-complex="normal"/>
    </style:style>
    <style:style style:name="P8" style:family="paragraph" style:parent-style-name="Standard">
      <style:text-properties officeooo:paragraph-rsid="00072ac9"/>
    </style:style>
    <style:style style:name="P9" style:family="paragraph" style:parent-style-name="Standard">
      <style:text-properties fo:font-variant="normal" fo:text-transform="none" fo:color="#333333" loext:opacity="100%" style:font-name="Lohit Devanagari1" fo:font-size="12pt" fo:letter-spacing="normal" fo:font-style="normal" fo:font-weight="normal" officeooo:rsid="00072ac9" officeooo:paragraph-rsid="00072ac9"/>
    </style:style>
    <style:style style:name="P10" style:family="paragraph" style:parent-style-name="Text_20_body">
      <style:paragraph-properties fo:margin-left="0cm" fo:margin-right="0cm" fo:margin-top="0cm" fo:margin-bottom="0.423cm" style:contextual-spacing="false" style:line-height-at-least="0.635cm" fo:orphans="2" fo:widows="2" fo:text-indent="0cm" style:auto-text-indent="false" fo:padding="0cm" fo:border="none"/>
      <style:text-properties fo:font-variant="normal" fo:text-transform="none" fo:color="#333333" loext:opacity="100%" style:font-name="Lohit Devanagari1" fo:font-size="12pt" fo:letter-spacing="normal" fo:font-style="normal" fo:font-weight="normal" officeooo:rsid="00072ac9"/>
    </style:style>
    <style:style style:name="P11" style:family="paragraph" style:parent-style-name="Text_20_body">
      <style:text-properties fo:color="#333333" loext:opacity="100%" style:font-name="Lohit Devanagari1" officeooo:rsid="00072ac9" officeooo:paragraph-rsid="00072ac9"/>
    </style:style>
    <style:style style:name="P12" style:family="paragraph" style:parent-style-name="Standard">
      <style:text-properties fo:font-variant="normal" fo:text-transform="none" fo:color="#474747" loext:opacity="100%" style:font-name="DejaVu Serif" fo:font-size="10.5pt" fo:letter-spacing="normal" fo:font-style="normal" style:text-underline-style="solid" style:text-underline-width="auto" style:text-underline-color="font-color" fo:font-weight="normal" officeooo:rsid="00028fe2" officeooo:paragraph-rsid="00072ac9" style:font-size-asian="10.5pt" style:font-weight-asian="bold" style:font-size-complex="12pt" style:font-weight-complex="bold"/>
    </style:style>
    <style:style style:name="T1" style:family="text">
      <style:text-properties fo:font-variant="normal" fo:text-transform="none" fo:color="#4a6782" loext:opacity="100%" style:text-line-through-style="none" style:text-line-through-type="none" fo:font-family="'DejaVu Sans Mono', monospace" style:font-family-generic="swiss" style:font-pitch="fixed" fo:font-size="10.5pt" fo:letter-spacing="normal" fo:font-style="normal" style:text-underline-style="none" style:text-blinking="false"/>
    </style:style>
    <style:style style:name="T2" style:family="text">
      <style:text-properties fo:font-variant="normal" fo:text-transform="none" fo:color="#353833" loext:opacity="100%" fo:font-family="'DejaVu Sans Mono', monospace" fo:font-size="10.5pt" fo:letter-spacing="normal" fo:font-style="normal"/>
    </style:style>
    <style:style style:name="T3" style:family="text">
      <style:text-properties fo:font-variant="normal" fo:text-transform="none" fo:color="#4a6782" loext:opacity="100%" style:text-line-through-style="none" style:text-line-through-type="none" fo:font-family="'DejaVu Sans Mono', monospace" fo:font-size="10.5pt" fo:letter-spacing="normal" fo:font-style="normal" style:text-underline-style="none" style:text-blinking="false"/>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color="#729fcf" loext:opacity="100%"/>
    </style:style>
    <style:style style:name="T7" style:family="text">
      <style:text-properties fo:font-variant="normal" fo:text-transform="none" fo:color="#474747" loext:opacity="100%" style:font-name="DejaVu Serif" fo:font-size="10.5pt" fo:letter-spacing="normal" fo:font-style="normal" officeooo:rsid="00028fe2" style:font-weight-asian="bold" style:font-weight-complex="bold"/>
    </style:style>
    <style:style style:name="T8" style:family="text">
      <style:text-properties fo:font-variant="normal" fo:text-transform="none" fo:color="#4a6782" loext:opacity="100%" style:text-line-through-style="none" style:text-line-through-type="none" fo:font-family="'DejaVu Sans Mono', monospace" fo:font-size="10.5pt" fo:letter-spacing="normal" fo:font-style="normal" style:text-underline-style="none" officeooo:rsid="00028fe2" style:text-blinking="false" style:font-weight-asian="bold" style:font-weight-complex="bold" loext:padding="0cm" loext:border="none"/>
    </style:style>
    <style:style style:name="T9" style:family="text">
      <style:text-properties fo:font-variant="normal" fo:text-transform="none" fo:color="#474747" loext:opacity="100%" fo:letter-spacing="normal" fo:font-weight="bold" officeooo:rsid="00028fe2" style:font-weight-asian="bold" style:font-weight-complex="bold"/>
    </style:style>
    <style:style style:name="T10" style:family="text">
      <style:text-properties fo:font-variant="normal" fo:text-transform="none" fo:color="#4a6782" loext:opacity="100%" style:text-line-through-style="none" style:text-line-through-type="none" fo:font-family="'DejaVu Sans Mono', monospace" fo:font-size="10.5pt" fo:letter-spacing="normal" fo:font-style="normal" style:text-underline-style="none" style:text-blinking="false" style:font-weight-asian="bold" style:font-weight-complex="bold" loext:padding="0cm" loext:border="none"/>
    </style:style>
    <style:style style:name="T11" style:family="text">
      <style:text-properties fo:font-variant="normal" fo:text-transform="none" style:text-line-through-style="none" style:text-line-through-type="none" style:font-name="Lohit Devanagari1" fo:letter-spacing="normal" fo:font-style="normal" style:text-underline-style="none" style:text-blinking="false" style:font-size-asian="12pt" style:font-weight-asian="bold" style:font-weight-complex="bold" loext:padding="0cm" loext:border="none"/>
    </style:style>
    <style:style style:name="T12" style:family="text">
      <style:text-properties fo:font-variant="normal" fo:text-transform="none" fo:color="#4a6782" loext:opacity="100%" style:text-line-through-style="none" style:text-line-through-type="none" fo:font-family="'DejaVu Sans Mono', monospace" fo:font-size="10.5pt" fo:letter-spacing="normal" fo:font-style="normal" style:text-underline-style="none" officeooo:rsid="00028fe2" style:text-blinking="false" style:font-size-asian="12pt" style:font-weight-asian="bold" style:font-weight-complex="bold" loext:padding="0cm" loext:border="none"/>
    </style:style>
    <style:style style:name="T13" style:family="text">
      <style:text-properties fo:font-variant="normal" fo:text-transform="none" style:text-line-through-style="none" style:text-line-through-type="none" style:font-name="Lohit Devanagari1" fo:letter-spacing="normal" fo:font-style="normal" style:text-underline-style="none" officeooo:rsid="0003a965" style:text-blinking="false" loext:padding="0cm" loext:border="none"/>
    </style:style>
    <style:style style:name="T14" style:family="text">
      <style:text-properties fo:font-variant="normal" fo:text-transform="none" style:text-line-through-style="none" style:text-line-through-type="none" style:font-name="Lohit Devanagari1" fo:letter-spacing="normal" fo:font-style="normal" style:text-underline-style="none" style:text-blinking="false" loext:padding="0cm" loext:border="none"/>
    </style:style>
    <style:style style:name="T15" style:family="text">
      <style:text-properties fo:font-variant="normal" fo:text-transform="none" style:text-line-through-style="none" style:text-line-through-type="none" style:font-name="Lohit Devanagari1" fo:letter-spacing="normal" fo:font-style="normal" style:text-underline-style="none" officeooo:rsid="00072ac9" style:text-blinking="false" loext:padding="0cm" loext:border="none"/>
    </style:style>
    <style:style style:name="T16" style:family="text">
      <style:text-properties fo:font-variant="normal" fo:text-transform="none" fo:color="#474747" loext:opacity="100%" style:text-line-through-style="none" style:text-line-through-type="none" style:font-name="DejaVu Serif" fo:font-size="10.5pt" fo:letter-spacing="normal" fo:font-style="normal" style:text-underline-style="none" officeooo:rsid="00028fe2" style:text-blinking="false" style:font-weight-asian="bold" style:font-weight-complex="bold" loext:padding="0cm" loext:border="none"/>
    </style:style>
    <style:style style:name="T17" style:family="text">
      <style:text-properties fo:font-variant="normal" fo:text-transform="none" fo:color="#333333" loext:opacity="100%" style:text-line-through-style="none" style:text-line-through-type="none" style:font-name="Lohit Devanagari1" fo:font-size="12pt" fo:letter-spacing="normal" fo:font-style="normal" style:text-underline-style="none" fo:font-weight="normal" officeooo:rsid="00072ac9" style:text-blinking="false" style:font-size-asian="10.5pt" style:font-weight-asian="normal" style:font-size-complex="12pt" style:font-weight-complex="normal" loext:padding="0cm" loext:border="none"/>
    </style:style>
    <style:style style:name="T18" style:family="text">
      <style:text-properties fo:font-variant="normal" fo:text-transform="none" fo:color="#333333" loext:opacity="100%" style:text-line-through-style="none" style:text-line-through-type="none" style:font-name="Lohit Devanagari1" fo:font-size="12pt" fo:letter-spacing="normal" fo:font-style="normal" style:text-underline-style="none" fo:font-weight="normal" officeooo:rsid="00072ac9" style:text-blinking="false" loext:padding="0cm" loext:border="none"/>
    </style:style>
    <style:style style:name="T19" style:family="text">
      <style:text-properties fo:font-variant="normal" fo:text-transform="none" fo:color="#333333" loext:opacity="100%" style:text-line-through-style="none" style:text-line-through-type="none" style:font-name="Lohit Devanagari1" fo:font-size="12pt" fo:letter-spacing="normal" fo:font-style="italic" style:text-underline-style="none" fo:font-weight="normal" officeooo:rsid="00072ac9" style:text-blinking="false" loext:padding="0cm" loext:border="none"/>
    </style:style>
    <style:style style:name="T20" style:family="text">
      <style:text-properties style:text-line-through-style="none" style:text-line-through-type="none" style:font-name="Lohit Devanagari1" style:text-underline-style="none" style:text-blinking="false" loext:padding="0cm" loext:border="none"/>
    </style:style>
    <style:style style:name="T21" style:family="text">
      <style:text-properties fo:color="#168253" loext:opacity="100%" fo:font-size="12pt" fo:font-weight="bold" officeooo:rsid="00028fe2" style:font-size-asian="10.5pt" style:font-weight-asian="bold" style:font-size-complex="12pt" style:font-weight-complex="bold"/>
    </style:style>
    <style:style style:name="T22" style:family="text">
      <style:text-properties fo:font-variant="normal" fo:text-transform="none" fo:color="#474747" loext:opacity="100%" style:font-name="DejaVu Serif" fo:font-size="10.5pt" fo:letter-spacing="normal" fo:font-style="normal" fo:font-weight="normal" officeooo:rsid="00028fe2" style:font-size-asian="10.5pt" style:font-weight-asian="bold" style:font-size-complex="12pt" style:font-weight-complex="bold"/>
    </style:style>
    <style:style style:name="T23" style:family="text">
      <style:text-properties fo:font-variant="normal" fo:text-transform="none" fo:color="#474747" loext:opacity="100%" fo:font-family="'DejaVu Sans Mono', monospace" fo:font-size="10.5pt" fo:letter-spacing="normal" fo:font-style="normal" fo:font-weight="normal" officeooo:rsid="00028fe2" style:font-size-asian="10.5pt" style:font-weight-asian="bold" style:font-size-complex="12pt" style:font-weight-complex="bold" loext:padding="0cm" loext:border="none"/>
    </style:style>
    <style:style style:name="T24" style:family="text">
      <style:text-properties fo:font-variant="normal" fo:text-transform="none" fo:color="#474747" loext:opacity="100%" fo:font-size="12pt" fo:letter-spacing="normal" fo:font-weight="bold" officeooo:rsid="00028fe2" style:font-size-asian="10.5pt" style:font-weight-asian="bold" style:font-size-complex="12pt" style:font-weight-complex="bold"/>
    </style:style>
    <style:style style:name="T25" style:family="text">
      <style:text-properties fo:font-variant="normal" fo:text-transform="none" fo:color="#4a6782" loext:opacity="100%" style:text-line-through-style="none" style:text-line-through-type="none" fo:font-family="'DejaVu Sans Mono', monospace" fo:font-size="10.5pt" fo:letter-spacing="normal" fo:font-style="normal" style:text-underline-style="none" fo:font-weight="normal" officeooo:rsid="00028fe2" style:text-blinking="false" style:font-size-asian="10.5pt" style:font-weight-asian="bold" style:font-size-complex="12pt" style:font-weight-complex="bold" loext:padding="0cm" loext:border="none"/>
    </style:style>
    <style:style style:name="T26" style:family="text">
      <style:text-properties fo:font-variant="normal" fo:text-transform="none" fo:color="#474747" loext:opacity="100%" style:text-line-through-style="none" style:text-line-through-type="none" style:font-name="DejaVu Serif" fo:font-size="10.5pt" fo:letter-spacing="normal" fo:font-style="normal" style:text-underline-style="none" fo:font-weight="normal" officeooo:rsid="00028fe2" style:text-blinking="false" style:font-size-asian="10.5pt" style:font-weight-asian="bold" style:font-size-complex="12pt" style:font-weight-complex="bold"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SE THROWABLE</text:p>
      <text:p text:style-name="P2"><text:tab/></text:p>
      <text:p text:style-name="P2">Direct Known Subclasses:</text:p>
      <text:p text:style-name="P3"><text:a xlink:type="simple" xlink:href="https://docs.oracle.com/javase/8/docs/api/java/lang/Error.html" text:style-name="Internet_20_link" text:visited-style-name="Visited_20_Internet_20_Link"><text:span text:style-name="T1">Error</text:span></text:a><text:span text:style-name="T2">, </text:span><text:a xlink:type="simple" xlink:href="https://docs.oracle.com/javase/8/docs/api/java/lang/Exception.html" text:style-name="Internet_20_link" text:visited-style-name="Visited_20_Internet_20_Link"><text:span text:style-name="T3">Exception</text:span></text:a></text:p>
      <text:p text:style-name="P4"/>
      <text:p text:style-name="P5">La clase Throwable es la superclase de <text:span text:style-name="T4">todos</text:span> los errores y excepciones de Java. Sólo los objetos que son instancias de esta clase (o de una de sus subclases) son lanzados (thrown) por la máquina virtual de Java (Java Virtual Machine) o pueden ser lanzados por el throw statement de Java (throw new IllegalArgumentException(e<text:span text:style-name="T5">rrmsg</text:span>);).</text:p>
      <text:p text:style-name="P5"/>
      <text:p text:style-name="P5">De manera análoga, sólo esta clase o una de sus subclases pueden ser el argumento (cumplen el requisito de tipo) en una cláusula catch{}. </text:p>
      <text:p text:style-name="P5"/>
      <text:p text:style-name="P5">p.ej: <text:tab/><text:tab/><text:span text:style-name="T6">catch</text:span> (NumberFormatException e) {</text:p>
      <text:p text:style-name="P5"><text:s text:c="16"/></text:p>
      <text:p text:style-name="P5"><text:s text:c="16"/><text:tab/><text:tab/><text:span text:style-name="T6">throw new</text:span> IllegalArgumentException("Telefono non válido");</text:p>
      <text:p text:style-name="P5"><text:s text:c="12"/><text:tab/>}</text:p>
      <text:p text:style-name="P5"/>
      <text:p text:style-name="P6">Para los propósitos del chequeo de excepciones en tiempo de compiación (<text:span text:style-name="T7">compile-time checking of exceptions</text:span>), Throwable y cualquiera de sus subclases, que no sea también una subclase de <text:a xlink:type="simple" xlink:href="https://docs.oracle.com/javase/8/docs/api/java/lang/RuntimeException.html" text:style-name="Internet_20_link" text:visited-style-name="Visited_20_Internet_20_Link"><text:span text:style-name="Source_20_Text"><text:span text:style-name="T8">RuntimeException</text:span></text:span></text:a><text:span text:style-name="T9"> </text:span><text:span text:style-name="T7">o </text:span><text:a xlink:type="simple" xlink:href="https://docs.oracle.com/javase/8/docs/api/java/lang/Error.html" text:style-name="Internet_20_link" text:visited-style-name="Visited_20_Internet_20_Link"><text:span text:style-name="Source_20_Text"><text:span text:style-name="T8">Erro</text:span></text:span></text:a><text:span text:style-name="Source_20_Text"><text:span text:style-name="T10">r,</text:span></text:span><text:span text:style-name="Source_20_Text"><text:span text:style-name="T11"> son consideradas como excepciones vigiladas (checked exceptions).</text:span></text:span></text:p>
      <text:p text:style-name="P6"><text:span text:style-name="Source_20_Text"><text:span text:style-name="T11"/></text:span></text:p>
      <text:p text:style-name="P7"><text:span text:style-name="Source_20_Text"><text:span text:style-name="T11">Instancias de dos subclases: </text:span></text:span><text:a xlink:type="simple" xlink:href="https://docs.oracle.com/javase/8/docs/api/java/lang/Error.html" text:style-name="Internet_20_link" text:visited-style-name="Visited_20_Internet_20_Link"><text:span text:style-name="Source_20_Text"><text:span text:style-name="T12">Error</text:span></text:span></text:a><text:span text:style-name="Source_20_Text"><text:span text:style-name="T11"> y <text:s/></text:span></text:span><text:a xlink:type="simple" xlink:href="https://docs.oracle.com/javase/8/docs/api/java/lang/Exception.html" text:style-name="Internet_20_link" text:visited-style-name="Visited_20_Internet_20_Link"><text:span text:style-name="Source_20_Text"><text:span text:style-name="T12">Exception</text:span></text:span></text:a><text:span text:style-name="Source_20_Text"><text:span text:style-name="T13">, </text:span></text:span><text:span text:style-name="Source_20_Text"><text:span text:style-name="T14">se utilizan convencionalmente para indicar que situaciones excepcionales han ocurrido. Típicamente, estas instancias se crean “freshly” en el contexto de </text:span></text:span><text:span text:style-name="Source_20_Text"><text:span text:style-name="T15">la situación exceptional de manera que incluyen información relevante (como los datos </text:span></text:span><text:span text:style-name="Source_20_Text"><text:span text:style-name="T16">stack trace</text:span></text:span><text:span text:style-name="Source_20_Text"><text:span text:style-name="T15">)</text:span></text:span></text:p>
      <text:p text:style-name="P7"><text:span text:style-name="Source_20_Text"><text:span text:style-name="T15"/></text:span></text:p>
      <text:p text:style-name="P8"><text:span text:style-name="Source_20_Text"><text:span text:style-name="T17">* </text:span></text:span><text:span text:style-name="Source_20_Text"><text:span text:style-name="T18">Típicamente, un </text:span></text:span><text:span text:style-name="Source_20_Text"><text:span text:style-name="Emphasis"><text:span text:style-name="T19">stack trace</text:span></text:span></text:span><text:span text:style-name="Source_20_Text"><text:span text:style-name="T18"> proporciona:</text:span></text:span></text:p>
      <text:p text:style-name="P9"><text:span text:style-name="Source_20_Text"><text:span text:style-name="T20"><text:s text:c="7"/>- </text:span></text:span>El nombre de la función o método que se estaba ejecutando en cada paso.</text:p>
      <text:p text:style-name="P9"><text:s text:c="7"/>- El nombre del archivo fuente donde se encuentra el código.</text:p>
      <text:p text:style-name="P10"><text:s text:c="7"/>- El número de línea exacto donde ocurrió la llamada o el error. </text:p>
      <text:p text:style-name="P11"><text:bookmark-start text:name="__DdeLink__604_3057117848"/><text:span text:style-name="T21">-----------------------------------------------------------</text:span><text:bookmark-end text:name="__DdeLink__604_3057117848"/><text:line-break/><text:span text:style-name="T22">The </text:span><text:span text:style-name="Source_20_Text"><text:span text:style-name="T23">Throwable</text:span></text:span><text:span text:style-name="T24"> </text:span><text:span text:style-name="T22">class is the superclass of all errors and exceptions in the Java language. Only objects that are instances of this class (or one of its subclasses) are thrown by the Java Virtual Machine or can be thrown by the Java </text:span><text:span text:style-name="Source_20_Text"><text:span text:style-name="T23">throw</text:span></text:span><text:span text:style-name="T24"> </text:span><text:span text:style-name="T22">statement. Similarly, only this class or one of its subclasses can be the argument type in a </text:span><text:span text:style-name="Source_20_Text"><text:span text:style-name="T23">catch</text:span></text:span><text:span text:style-name="T24"> </text:span><text:span text:style-name="T22">clause. For the purposes of compile-time checking of exceptions, </text:span><text:span text:style-name="Source_20_Text"><text:span text:style-name="T23">Throwable</text:span></text:span><text:span text:style-name="T24"> </text:span><text:span text:style-name="T22">and any subclass of </text:span><text:span text:style-name="Source_20_Text"><text:span text:style-name="T23">Throwable</text:span></text:span><text:span text:style-name="T24"> </text:span><text:span text:style-name="T22">that is not also a subclass of either </text:span><text:a xlink:type="simple" xlink:href="https://docs.oracle.com/javase/8/docs/api/java/lang/RuntimeException.html" text:style-name="Internet_20_link" text:visited-style-name="Visited_20_Internet_20_Link"><text:span text:style-name="Source_20_Text"><text:span text:style-name="T25">RuntimeException</text:span></text:span></text:a><text:span text:style-name="T24"> </text:span><text:span text:style-name="T22">or </text:span><text:a xlink:type="simple" xlink:href="https://docs.oracle.com/javase/8/docs/api/java/lang/Error.html" text:style-name="Internet_20_link" text:visited-style-name="Visited_20_Internet_20_Link"><text:span text:style-name="Source_20_Text"><text:span text:style-name="T25">Error</text:span></text:span></text:a><text:span text:style-name="T24"> </text:span><text:span text:style-name="T22">are regarded as checked exceptions.</text:span></text:p>
      <text:p text:style-name="P12"/>
      <text:p text:style-name="P11"><text:span text:style-name="Source_20_Text"><text:span text:style-name="T26">Instances of two subclasses, </text:span></text:span><text:a xlink:type="simple" xlink:href="https://docs.oracle.com/javase/8/docs/api/java/lang/Error.html" text:style-name="Internet_20_link" text:visited-style-name="Visited_20_Internet_20_Link"><text:span text:style-name="Source_20_Text"><text:span text:style-name="T25">Error</text:span></text:span></text:a><text:span text:style-name="Source_20_Text"><text:span text:style-name="T26"> and </text:span></text:span><text:a xlink:type="simple" xlink:href="https://docs.oracle.com/javase/8/docs/api/java/lang/Exception.html" text:style-name="Internet_20_link" text:visited-style-name="Visited_20_Internet_20_Link"><text:span text:style-name="Source_20_Text"><text:span text:style-name="T25">Exception</text:span></text:span></text:a><text:span text:style-name="Source_20_Text"><text:span text:style-name="T26">, are conventionally used to indicate that exceptional situations have occurred. Typically, these instances are freshly created in </text:span></text:span><text:soft-page-break/><text:span text:style-name="Source_20_Text"><text:span text:style-name="T26">the context of the exceptional situation so as to include relevant information (such as stack trace data).</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Arial, Helvetica, sans-serif"/>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1T13:58:07.027878536</meta:creation-date>
    <dc:date>2025-11-22T20:25:57.373601590</dc:date>
    <meta:editing-duration>PT10H48M27S</meta:editing-duration>
    <meta:editing-cycles>5</meta:editing-cycles>
    <meta:generator>LibreOffice/25.2.3.2$Linux_X86_64 LibreOffice_project/520$Build-2</meta:generator>
    <meta:document-statistic meta:table-count="0" meta:image-count="0" meta:object-count="0" meta:page-count="2" meta:paragraph-count="18" meta:word-count="354" meta:character-count="2397" meta:non-whitespace-character-count="1985"/>
  </office:meta>
</office:document-meta>
</file>